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CJK SC Regular1" svg:font-family="'Noto Sans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officeooo:rsid="000a59a8" officeooo:paragraph-rsid="000a5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ÓSITO:</text:p>
      <text:p text:style-name="P1"><text:tab/></text:p>
      <text:p text:style-name="P1">O propósito do programa é receber um vetor com determinados valores e a partir de outro vetor imprimir todos os seus valores elevados ao quadrado.</text:p>
      <text:p text:style-name="P1"/>
      <text:p text:style-name="P1">STL usadas:</text:p>
      <text:p text:style-name="P1"/>
      <text:p text:style-name="P1">VECTOR: Foi utilizado como container para armazenar os valores em suas posições correspondentes.</text:p>
      <text:p text:style-name="P1"/>
      <text:p text:style-name="P1">BACK_INSERTER: Iterador usado basícamente para inserir no fim de um determinado container.</text:p>
      <text:p text:style-name="P1"/>
      <text:p text:style-name="P1">TRANSFORM: É usado para aplicar uma operação à sequência de um container armazenando esse resultado.</text:p>
      <text:p text:style-name="P1"/>
      <text:p text:style-name="P1">FUNCIONAMENTO:</text:p>
      <text:p text:style-name="P1"/>
      <text:p text:style-name="P1">O sistema inicia preenchendo um vetor “col1” com os valores de 1 a 9. Logo em seguida, é usado a STL transform para aplicar a operação de potência quadrada a todas as posições do container armazenando esse valor num segundo container “col12”. Por fim, é impressões o resutado com o cout e utilizando iteradores para percorrer o container para impressão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CJK SC Regular1" svg:font-family="'Noto Sans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CJK SC Regular1" style:font-family-asian="'Noto Sans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22:32:43.459834377</dc:date>
    <meta:editing-duration>PT9M25S</meta:editing-duration>
    <meta:editing-cycles>1</meta:editing-cycles>
    <meta:document-statistic meta:table-count="0" meta:image-count="0" meta:object-count="0" meta:page-count="1" meta:paragraph-count="9" meta:word-count="129" meta:character-count="823" meta:non-whitespace-character-count="699"/>
    <meta:generator>LibreOffice/6.0.3.2$Linux_X86_64 LibreOffice_project/00m0$Build-2</meta:generator>
  </office:meta>
</office:document-meta>
</file>